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1cm" fo:margin-left="0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7.2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81291" officeooo:paragraph-rsid="00081291"/>
    </style:style>
    <style:style style:name="P2" style:family="paragraph" style:parent-style-name="Standard">
      <style:text-properties fo:language="fr" fo:country="FR" officeooo:rsid="000cd85f" officeooo:paragraph-rsid="000c28c7"/>
    </style:style>
    <style:style style:name="P3" style:family="paragraph" style:parent-style-name="Standard">
      <style:text-properties fo:language="fr" fo:country="FR" officeooo:rsid="000cd85f" officeooo:paragraph-rsid="000cd85f"/>
    </style:style>
    <style:style style:name="P4" style:family="paragraph" style:parent-style-name="Table_20_Contents">
      <style:text-properties officeooo:rsid="000d8d70" officeooo:paragraph-rsid="000d8d70"/>
    </style:style>
    <style:style style:name="P5" style:family="paragraph" style:parent-style-name="Standard" style:list-style-name="L1">
      <style:text-properties fo:language="fr" fo:country="FR" officeooo:rsid="00081291" officeooo:paragraph-rsid="000b1781"/>
    </style:style>
    <style:style style:name="P6" style:family="paragraph" style:parent-style-name="Standard" style:list-style-name="L1">
      <style:text-properties fo:language="fr" fo:country="FR" officeooo:rsid="00081291" officeooo:paragraph-rsid="00081291"/>
    </style:style>
    <style:style style:name="P7" style:family="paragraph" style:parent-style-name="Standard" style:list-style-name="L1">
      <style:text-properties fo:language="fr" fo:country="FR" officeooo:rsid="000b1781" officeooo:paragraph-rsid="000b1781"/>
    </style:style>
    <style:style style:name="P8" style:family="paragraph" style:parent-style-name="Standard" style:list-style-name="L1">
      <style:text-properties fo:language="fr" fo:country="FR" officeooo:rsid="000962c7" officeooo:paragraph-rsid="000962c7"/>
    </style:style>
    <style:style style:name="P9" style:family="paragraph" style:parent-style-name="Standard" style:list-style-name="L1">
      <style:text-properties fo:language="fr" fo:country="FR" officeooo:rsid="000c28c7" officeooo:paragraph-rsid="000c28c7"/>
    </style:style>
    <style:style style:name="P10" style:family="paragraph" style:parent-style-name="Standard" style:list-style-name="L2">
      <style:text-properties fo:language="fr" fo:country="FR" officeooo:rsid="000cd85f" officeooo:paragraph-rsid="000cd85f"/>
    </style:style>
    <style:style style:name="P11" style:family="paragraph" style:parent-style-name="Standard">
      <style:text-properties fo:language="fr" fo:country="FR" officeooo:rsid="000cd85f" officeooo:paragraph-rsid="000cd85f"/>
    </style:style>
    <style:style style:name="P12" style:family="paragraph" style:parent-style-name="Standard">
      <style:paragraph-properties fo:break-before="page"/>
      <style:text-properties fo:language="fr" fo:country="FR" officeooo:rsid="000cd85f" officeooo:paragraph-rsid="000cd85f"/>
    </style:style>
    <style:style style:name="P13" style:family="paragraph" style:parent-style-name="Table_20_Contents">
      <style:text-properties officeooo:rsid="000d8d70" officeooo:paragraph-rsid="000d8d70"/>
    </style:style>
    <style:style style:name="T1" style:family="text">
      <style:text-properties officeooo:rsid="000962c7"/>
    </style:style>
    <style:style style:name="T2" style:family="text">
      <style:text-properties officeooo:rsid="000b17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B p.113</text:p>
      <text:p text:style-name="P1">Buscando a un familiar</text:p>
      <text:p text:style-name="P1"/>
      <text:list xml:id="list6414470078384939278" text:style-name="L1">
        <text:list-item>
          <text:p text:style-name="P5">Este documento es un <text:span text:style-name="T1">dialogo por teléfono. </text:span></text:p>
          <text:list>
            <text:list-item>
              <text:list>
                <text:list-item>
                  <text:p text:style-name="P7">Es un extracto de novela </text:p>
                </text:list-item>
              </text:list>
            </text:list-item>
          </text:list>
          <text:p text:style-name="P6"/>
        </text:list-item>
        <text:list-item>
          <text:p text:style-name="P6"/>
          <text:list>
            <text:list-item>
              <text:p text:style-name="P8">Luz es argentina – Verdadero </text:p>
              <text:list>
                <text:list-item>
                  <text:p text:style-name="P7">Verdadero: “– ¿Sos argentina? – Sí, ¿y usted?” (l.16-17) </text:p>
                </text:list-item>
              </text:list>
            </text:list-item>
            <text:list-item>
              <text:p text:style-name="P8">Luz está en Argentina – Verdadero </text:p>
            </text:list-item>
            <text:list-item>
              <text:p text:style-name="P8">Luz decide llamar a un antiguo amigo – <text:span text:style-name="T2">Verdadero (?) </text:span></text:p>
              <text:list>
                <text:list-item>
                  <text:p text:style-name="P9">Falso </text:p>
                </text:list-item>
              </text:list>
            </text:list-item>
          </text:list>
          <text:p text:style-name="P8"/>
        </text:list-item>
        <text:list-item>
          <text:p text:style-name="P8">Tres expresiones que muestran que Luz está muy nervosa:</text:p>
          <text:list>
            <text:list-header>
              <text:p text:style-name="P8">“Se odiaba por estar diciendo todas estas palabras confusas” (l.10) </text:p>
              <text:p text:style-name="P8">“<text:span text:style-name="T2">¡Sos, le había dicho sos!” (l.16) </text:span></text:p>
              <text:p text:style-name="P8">“<text:span text:style-name="T2">Es difícil explicárselo así” (l.31) </text:span></text:p>
              <text:list>
                <text:list-item>
                  <text:p text:style-name="P8">“<text:span text:style-name="T2">todas estas palabras confusas” (l.10)</text:span></text:p>
                </text:list-item>
                <text:list-item>
                  <text:p text:style-name="P8">“<text:span text:style-name="T2">tenía tanto medio” (l.2)</text:span></text:p>
                </text:list-item>
              </text:list>
            </text:list-header>
          </text:list>
          <text:p text:style-name="P8"/>
        </text:list-item>
        <text:list-item>
          <text:p text:style-name="P7"/>
          <text:list>
            <text:list-item>
              <text:list>
                <text:list-item>
                  <text:p text:style-name="P7">Le presta atención cuando pregunta “¿Sos argentina?”, porque reconoce el acento </text:p>
                </text:list-item>
              </text:list>
            </text:list-item>
          </text:list>
          <text:p text:style-name="P7"/>
        </text:list-item>
        <text:list-item>
          <text:p text:style-name="P7"/>
          <text:list>
            <text:list-item>
              <text:list>
                <text:list-item>
                  <text:p text:style-name="P9">Conocemos el contexto de la busca a familiares a propósito de la desaparición / </text:p>
                </text:list-item>
                <text:list-item>
                  <text:p text:style-name="P9">Conocen personas en común </text:p>
                </text:list-item>
                <text:list-item>
                  <text:p text:style-name="P9">El titulo → Es posible que Carlos sea su padre o su abuelo </text:p>
                </text:list-item>
              </text:list>
            </text:list-item>
          </text:list>
        </text:list-item>
      </text:list>
      <text:p text:style-name="P2"/>
      <text:p text:style-name="P2"/>
      <text:p text:style-name="P3"/>
      <text:p text:style-name="P12">“Analiza los sentimientos de los dos personajes a lo largo del texto” → Question typique </text:p>
      <text:list xml:id="list8496971694518285695" text:style-name="L2">
        <text:list-item>
          <text:p text:style-name="P10">Arguments </text:p>
        </text:list-item>
        <text:list-item>
          <text:p text:style-name="P10">Analyse (justifier) </text:p>
        </text:list-item>
        <text:list-item>
          <text:p text:style-name="P10">Vocabulaire </text:p>
        </text:list-item>
      </text:list>
      <text:p text:style-name="P3"/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Lignes</text:p>
          </table:table-cell>
          <table:table-cell table:style-name="Tableau1.A1" office:value-type="string">
            <text:p text:style-name="P4">Luz</text:p>
          </table:table-cell>
          <table:table-cell table:style-name="Tableau1.C1" office:value-type="string">
            <text:p text:style-name="P4">Carlos</text:p>
          </table:table-cell>
        </table:table-row>
        <table:table-row>
          <table:table-cell table:style-name="Tableau1.A2" office:value-type="string">
            <text:p text:style-name="P4">1 – 9</text:p>
          </table:table-cell>
          <table:table-cell table:style-name="Tableau1.A2" office:value-type="string">
            <text:p text:style-name="P4">Incertaine, par sûre que c’est la bonne personne </text:p>
          </table:table-cell>
          <table:table-cell table:style-name="Tableau1.C2" office:value-type="string">
            <text:p text:style-name="P4">Se demande qui l’appelle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0:29:08.641000000</meta:creation-date>
    <dc:date>2019-05-24T08:36:06.617000000</dc:date>
    <meta:editing-duration>PT25M27S</meta:editing-duration>
    <meta:editing-cycles>5</meta:editing-cycles>
    <meta:generator>LibreOffice/5.1.6.2$Windows_x86 LibreOffice_project/07ac168c60a517dba0f0d7bc7540f5afa45f0909</meta:generator>
    <meta:document-statistic meta:table-count="1" meta:image-count="0" meta:object-count="0" meta:page-count="2" meta:paragraph-count="32" meta:word-count="183" meta:character-count="1036" meta:non-whitespace-character-count="877"/>
  </office:meta>
</office:document-meta>
</file>